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014in" fo:margin-left="0.0007in" fo:margin-top="0in" fo:margin-bottom="0in" table:align="left" style:writing-mode="page"/>
    </style:style>
    <style:style style:name="Table1.A" style:family="table-column">
      <style:table-column-properties style:column-width="3.30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b2a4a" fo:padding-left="0.1111in" fo:padding-right="0.1111in" fo:padding-top="0.0694in" fo:padding-bottom="0.0694in" fo:border="0.1pt solid #cccccc">
        <style:background-image/>
      </style:table-cell-properties>
    </style:style>
    <style:style style:name="Table1.B1" style:family="table-cell">
      <style:table-cell-properties fo:background-color="#eaf0f8" fo:padding-left="0.1111in" fo:padding-right="0.1111in" fo:padding-top="0.0694in" fo:padding-bottom="0.0694in" fo:border="0.1pt solid #cccccc">
        <style:background-image/>
      </style:table-cell-properties>
    </style:style>
    <style:style style:name="Table2" style:family="table">
      <style:table-properties style:width="6.6014in" fo:margin-left="0.0007in" fo:margin-top="0in" fo:margin-bottom="0in" table:align="left" style:writing-mode="page"/>
    </style:style>
    <style:style style:name="Table2.A" style:family="table-column">
      <style:table-column-properties style:column-width="2.0833in"/>
    </style:style>
    <style:style style:name="Table2.B" style:family="table-column">
      <style:table-column-properties style:column-width="4.51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af0f8" fo:padding-left="0.0833in" fo:padding-right="0.0833in" fo:padding-top="0.0556in" fo:padding-bottom="0.0556in" fo:border="0.1pt solid #cccccc">
        <style:background-image/>
      </style:table-cell-properties>
    </style:style>
    <style:style style:name="Table2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6014in" fo:margin-left="0.0007in" fo:margin-top="0in" fo:margin-bottom="0in" table:align="left" style:writing-mode="page"/>
    </style:style>
    <style:style style:name="Table3.A" style:family="table-column">
      <style:table-column-properties style:column-width="2.0833in"/>
    </style:style>
    <style:style style:name="Table3.B" style:family="table-column">
      <style:table-column-properties style:column-width="4.51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af0f8" fo:padding-left="0.0833in" fo:padding-right="0.0833in" fo:padding-top="0.0556in" fo:padding-bottom="0.0556in" fo:border="0.1pt solid #cccccc">
        <style:background-image/>
      </style:table-cell-properties>
    </style:style>
    <style:style style:name="Table3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" style:family="table">
      <style:table-properties style:width="6.6014in" fo:margin-left="0.0007in" fo:margin-top="0in" fo:margin-bottom="0in" table:align="left" style:writing-mode="page"/>
    </style:style>
    <style:style style:name="Table4.A" style:family="table-column">
      <style:table-column-properties style:column-width="2.0833in"/>
    </style:style>
    <style:style style:name="Table4.B" style:family="table-column">
      <style:table-column-properties style:column-width="4.518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af0f8" fo:padding-left="0.0833in" fo:padding-right="0.0833in" fo:padding-top="0.0556in" fo:padding-bottom="0.0556in" fo:border="0.1pt solid #cccccc">
        <style:background-image/>
      </style:table-cell-properties>
    </style:style>
    <style:style style:name="Table4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" style:family="table">
      <style:table-properties style:width="6.6014in" fo:margin-left="0.0007in" fo:margin-top="0in" fo:margin-bottom="0in" table:align="left" style:writing-mode="page"/>
    </style:style>
    <style:style style:name="Table5.A" style:family="table-column">
      <style:table-column-properties style:column-width="2.0833in"/>
    </style:style>
    <style:style style:name="Table5.B" style:family="table-column">
      <style:table-column-properties style:column-width="4.518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af0f8" fo:padding-left="0.0833in" fo:padding-right="0.0833in" fo:padding-top="0.0556in" fo:padding-bottom="0.0556in" fo:border="0.1pt solid #cccccc">
        <style:background-image/>
      </style:table-cell-properties>
    </style:style>
    <style:style style:name="Table5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6" style:family="table">
      <style:table-properties style:width="6.6014in" fo:margin-left="0.0007in" fo:margin-top="0in" fo:margin-bottom="0in" table:align="left" style:writing-mode="page"/>
    </style:style>
    <style:style style:name="Table6.A" style:family="table-column">
      <style:table-column-properties style:column-width="2.0833in"/>
    </style:style>
    <style:style style:name="Table6.B" style:family="table-column">
      <style:table-column-properties style:column-width="4.518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af0f8" fo:padding-left="0.0833in" fo:padding-right="0.0833in" fo:padding-top="0.0556in" fo:padding-bottom="0.0556in" fo:border="0.1pt solid #cccccc">
        <style:background-image/>
      </style:table-cell-properties>
    </style:style>
    <style:style style:name="Table6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7" style:family="table">
      <style:table-properties style:width="6.6014in" fo:margin-left="0.0007in" fo:margin-top="0in" fo:margin-bottom="0in" table:align="left" style:writing-mode="page"/>
    </style:style>
    <style:style style:name="Table7.A" style:family="table-column">
      <style:table-column-properties style:column-width="3.300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1b2a4a" fo:padding-left="0.0833in" fo:padding-right="0.0833in" fo:padding-top="0.0556in" fo:padding-bottom="0.0556in" fo:border="0.1pt solid #cccccc">
        <style:background-image/>
      </style:table-cell-properties>
    </style:style>
    <style:style style:name="Table7.A2" style:family="table-cell">
      <style:table-cell-properties fo:background-color="#eaf0f8" fo:padding-left="0.0833in" fo:padding-right="0.0833in" fo:padding-top="0.0556in" fo:padding-bottom="0.0556in" fo:border="0.1pt solid #cccccc">
        <style:background-image/>
      </style:table-cell-properties>
    </style:style>
    <style:style style:name="Table7.A3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8" style:family="table">
      <style:table-properties style:width="6.6014in" fo:margin-left="0in" fo:margin-top="0in" fo:margin-bottom="0in" table:align="left" style:writing-mode="page"/>
    </style:style>
    <style:style style:name="Table8.A" style:family="table-column">
      <style:table-column-properties style:column-width="3.1618in"/>
    </style:style>
    <style:style style:name="Table8.B" style:family="table-column">
      <style:table-column-properties style:column-width="0.2771in"/>
    </style:style>
    <style:style style:name="Table8.C" style:family="table-column">
      <style:table-column-properties style:column-width="3.162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in" fo:padding-right="0in" fo:padding-top="0.0556in" fo:padding-bottom="0.0556in" fo:border="none"/>
    </style:style>
    <style:style style:name="Table8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.0555in" fo:margin-bottom="0.0555in" style:contextual-spacing="false"/>
    </style:style>
    <style:style style:name="P2" style:family="paragraph" style:parent-style-name="Standard">
      <style:paragraph-properties fo:margin-top="0.139in" fo:margin-bottom="0.0417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.0417in" style:contextual-spacing="false" fo:text-align="center" style:justify-single-word="false"/>
    </style:style>
    <style:style style:name="P4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5" style:family="paragraph" style:parent-style-name="Standard">
      <style:paragraph-properties fo:margin-top="0.2083in" fo:margin-bottom="0.0835in" style:contextual-spacing="false" fo:padding-left="0in" fo:padding-right="0in" fo:padding-top="0in" fo:padding-bottom="0.028in" fo:border-left="none" fo:border-right="none" fo:border-top="none" fo:border-bottom="0.51pt solid #b8860b"/>
    </style:style>
    <style:style style:name="P6" style:family="paragraph" style:parent-style-name="Standard">
      <style:paragraph-properties fo:margin-top="0.139in" fo:margin-bottom="0.0555in" style:contextual-spacing="false"/>
    </style:style>
    <style:style style:name="P7" style:family="paragraph" style:parent-style-name="Standard">
      <style:paragraph-properties fo:margin-top="0.0417in" fo:margin-bottom="0.0417in" style:contextual-spacing="false"/>
    </style:style>
    <style:style style:name="P8" style:family="paragraph" style:parent-style-name="List_20_Paragraph" style:list-style-name="WWNum2">
      <style:paragraph-properties fo:margin-top="0.028in" fo:margin-bottom="0.028in" style:contextual-spacing="false"/>
    </style:style>
    <style:style style:name="P9" style:family="paragraph" style:parent-style-name="Standard">
      <style:paragraph-properties fo:padding="0in" fo:border-left="none" fo:border-right="none" fo:border-top="none" fo:border-bottom="0.26pt solid #1b2a4a"/>
    </style:style>
    <style:style style:name="P10" style:family="paragraph" style:parent-style-name="Standard">
      <style:paragraph-properties fo:margin-top="0.139in" fo:margin-bottom="0in" style:contextual-spacing="false" fo:text-align="center" style:justify-single-word="false"/>
    </style:style>
    <style:style style:name="P11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T1" style:family="text">
      <style:text-properties fo:color="#1b2a4a" loext:opacity="100%" fo:font-family="Arial" style:font-family-generic="roman" style:font-pitch="variable" fo:font-size="20pt" fo:font-weight="bold" style:font-family-asian="Arial" style:font-family-generic-asian="system" style:font-pitch-asian="variable" style:font-size-asian="20pt" style:font-weight-asian="bold" style:font-family-complex="Arial" style:font-family-generic-complex="system" style:font-pitch-complex="variable" style:font-size-complex="20pt" style:font-weight-complex="bold"/>
    </style:style>
    <style:style style:name="T2" style:family="text">
      <style:text-properties fo:color="#b8860b" loext:opacity="100%" fo:font-family="Arial" style:font-family-generic="roman" style:font-pitch="variable" fo:font-size="12pt" fo:font-style="italic" style:font-family-asian="Arial" style:font-family-generic-asian="system" style:font-pitch-asian="variable" style:font-size-asian="12pt" style:font-style-asian="italic" style:font-family-complex="Arial" style:font-family-generic-complex="system" style:font-pitch-complex="variable" style:font-size-complex="12pt" style:font-style-complex="italic"/>
    </style:style>
    <style:style style:name="T3" style:family="text">
      <style:text-properties fo:color="#555555" loext:opacity="100%" fo:font-family="Arial" style:font-family-generic="roman" style:font-pitch="variable" fo:font-size="11pt" style:font-family-asian="Arial" style:font-family-generic-asian="system" style:font-pitch-asian="variable" style:font-size-asian="11pt" style:font-family-complex="Arial" style:font-family-generic-complex="system" style:font-pitch-complex="variable" style:font-size-complex="11pt"/>
    </style:style>
    <style:style style:name="T4" style:family="text">
      <style:text-properties fo:color="#ffffff" loext:opacity="100%" fo:font-family="Arial" style:font-family-generic="roman" style:font-pitch="variable" fo:font-size="9pt" fo:font-weight="bold" style:font-family-asian="Arial" style:font-family-generic-asian="system" style:font-pitch-asian="variable" style:font-size-asian="9pt" style:font-weight-asian="bold" style:font-family-complex="Arial" style:font-family-generic-complex="system" style:font-pitch-complex="variable" style:font-size-complex="9pt" style:font-weight-complex="bold"/>
    </style:style>
    <style:style style:name="T5" style:family="text">
      <style:text-properties fo:color="#1b2a4a" loext:opacity="100%" fo:font-family="Arial" style:font-family-generic="roman" style:font-pitch="variable" fo:font-size="9pt" fo:font-weight="bold" style:font-family-asian="Arial" style:font-family-generic-asian="system" style:font-pitch-asian="variable" style:font-size-asian="9pt" style:font-weight-asian="bold" style:font-family-complex="Arial" style:font-family-generic-complex="system" style:font-pitch-complex="variable" style:font-size-complex="9pt" style:font-weight-complex="bold"/>
    </style:style>
    <style:style style:name="T6" style:family="text">
      <style:text-properties fo:color="#1b2a4a" loext:opacity="100%" fo:font-family="Arial" style:font-family-generic="roman" style:font-pitch="variable" fo:font-size="9pt" style:font-family-asian="Arial" style:font-family-generic-asian="system" style:font-pitch-asian="variable" style:font-size-asian="9pt" style:font-family-complex="Arial" style:font-family-generic-complex="system" style:font-pitch-complex="variable" style:font-size-complex="9pt"/>
    </style:style>
    <style:style style:name="T7" style:family="text">
      <style:text-properties fo:color="#1b2a4a" loext:opacity="100%" fo:font-family="Arial" style:font-family-generic="roman" style:font-pitch="variable" fo:font-size="13pt" fo:font-weight="bold" style:font-family-asian="Arial" style:font-family-generic-asian="system" style:font-pitch-asian="variable" style:font-size-asian="13pt" style:font-weight-asian="bold" style:font-family-complex="Arial" style:font-family-generic-complex="system" style:font-pitch-complex="variable" style:font-size-complex="13pt" style:font-weight-complex="bold"/>
    </style:style>
    <style:style style:name="T8" style:family="text">
      <style:text-properties fo:color="#1b2a4a" loext:opacity="100%" fo:font-family="Arial" style:font-family-generic="roman" style:font-pitch="variable" fo:font-size="11pt" fo:font-weight="bold" style:font-family-asian="Arial" style:font-family-generic-asian="system" style:font-pitch-asian="variable" style:font-size-asian="11pt" style:font-weight-asian="bold" style:font-family-complex="Arial" style:font-family-generic-complex="system" style:font-pitch-complex="variable" style:font-size-complex="11pt" style:font-weight-complex="bold"/>
    </style:style>
    <style:style style:name="T9" style:family="text">
      <style:text-properties fo:font-family="Arial" style:font-family-generic="roman" style:font-pitch="variable" fo:font-size="10pt" fo:font-weight="bold" style:font-family-asian="Arial" style:font-family-generic-asian="system" style:font-pitch-asian="variable" style:font-size-asian="10pt" style:font-weight-asian="bold" style:font-family-complex="Arial" style:font-family-generic-complex="system" style:font-pitch-complex="variable" style:font-size-complex="10pt" style:font-weight-complex="bold"/>
    </style:style>
    <style:style style:name="T10" style:family="text">
      <style:text-properties fo:font-family="Arial" style:font-family-generic="roman" style:font-pitch="variable" fo:font-size="10pt" style:font-family-asian="Arial" style:font-family-generic-asian="system" style:font-pitch-asian="variable" style:font-size-asian="10pt" style:font-family-complex="Arial" style:font-family-generic-complex="system" style:font-pitch-complex="variable" style:font-size-complex="10pt"/>
    </style:style>
    <style:style style:name="T11" style:family="text">
      <style:text-properties fo:color="#555555" loext:opacity="100%" fo:font-family="Arial" style:font-family-generic="roman" style:font-pitch="variable" fo:font-size="10pt" fo:font-style="italic" style:font-family-asian="Arial" style:font-family-generic-asian="system" style:font-pitch-asian="variable" style:font-size-asian="10pt" style:font-style-asian="italic" style:font-family-complex="Arial" style:font-family-generic-complex="system" style:font-pitch-complex="variable" style:font-size-complex="10pt" style:font-style-complex="italic"/>
    </style:style>
    <style:style style:name="T12" style:family="text">
      <style:text-properties fo:color="#ffffff" loext:opacity="100%" fo:font-family="Arial" style:font-family-generic="roman" style:font-pitch="variable" fo:font-size="10pt" fo:font-weight="bold" style:font-family-asian="Arial" style:font-family-generic-asian="system" style:font-pitch-asian="variable" style:font-size-asian="10pt" style:font-weight-asian="bold" style:font-family-complex="Arial" style:font-family-generic-complex="system" style:font-pitch-complex="variable" style:font-size-complex="10pt" style:font-weight-complex="bold"/>
    </style:style>
    <style:style style:name="T13" style:family="text">
      <style:text-properties fo:color="#1b2a4a" loext:opacity="100%" fo:font-family="Arial" style:font-family-generic="roman" style:font-pitch="variable" fo:font-size="10pt" fo:font-weight="bold" style:font-family-asian="Arial" style:font-family-generic-asian="system" style:font-pitch-asian="variable" style:font-size-asian="10pt" style:font-weight-asian="bold" style:font-family-complex="Arial" style:font-family-generic-complex="system" style:font-pitch-complex="variable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888888" loext:opacity="100%" fo:font-family="Arial" style:font-family-generic="roman" style:font-pitch="variable" fo:font-size="9pt" fo:font-style="italic" style:font-family-asian="Arial" style:font-family-generic-asian="system" style:font-pitch-asian="variable" style:font-size-asian="9pt" style:font-style-asian="italic" style:font-family-complex="Arial" style:font-family-generic-complex="system" style:font-pitch-complex="variable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UMOWA NAJMU KRÓTKOTERMINOWEGO</text:span></text:p>
      <text:p text:style-name="P3"><text:span text:style-name="T2">SHORT-TERM TENANCY AGREEMENT</text:span></text:p>
      <text:p text:style-name="P4"><text:span text:style-name="T3">The Octagon Birmingham — Penthouse Sapphire Collection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4">Nr umowy / Agreement No.</text:span></text:p>
          </table:table-cell>
          <table:table-cell table:style-name="Table1.B1" office:value-type="string">
            <text:p text:style-name="Standard"><text:span text:style-name="T5">OCT-2026-MAD-0319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Data zawarcia / Date of Agreement</text:span></text:p>
          </table:table-cell>
          <table:table-cell table:style-name="Table1.B1" office:value-type="string">
            <text:p text:style-name="Standard"><text:span text:style-name="T6">19 marca 2026 / 19 March 2026</text:span></text:p>
          </table:table-cell>
        </table:table-row>
      </table:table>
      <text:p text:style-name="P1"/>
      <text:p text:style-name="P5"><text:span text:style-name="T7">1. STRONY UMOWY / PARTIES TO THE AGREEMENT</text:span></text:p>
      <text:p text:style-name="P6"><text:span text:style-name="T8">1.1 <text:s/>Wynajmujący / Landlord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9">Nazwa / Name:</text:span></text:p>
          </table:table-cell>
          <table:table-cell table:style-name="Table2.A1" office:value-type="string">
            <text:p text:style-name="Standard"><text:span text:style-name="T10">The Octagon Birmingham Ltd.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9">Adres / Address:</text:span></text:p>
          </table:table-cell>
          <table:table-cell table:style-name="Table2.A2" office:value-type="string">
            <text:p text:style-name="Standard"><text:span text:style-name="T10">One Paradise Circus, Birmingham, B3 3HJ, United Kingdom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9">Telefon / Phone:</text:span></text:p>
          </table:table-cell>
          <table:table-cell table:style-name="Table2.A1" office:value-type="string">
            <text:p text:style-name="Standard"><text:span text:style-name="T10">+44 (0)121 000 0000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9">E-mail:</text:span></text:p>
          </table:table-cell>
          <table:table-cell table:style-name="Table2.A2" office:value-type="string">
            <text:p text:style-name="Standard"><text:span text:style-name="T10">leasing@theoctagon.co.uk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9">Nr rej. / Company Reg.:</text:span></text:p>
          </table:table-cell>
          <table:table-cell table:style-name="Table2.A1" office:value-type="string">
            <text:p text:style-name="Standard"><text:span text:style-name="T10">14567890 (Companies House, England &amp; Wales)</text:span></text:p>
          </table:table-cell>
        </table:table-row>
      </table:table>
      <text:p text:style-name="P1"/>
      <text:p text:style-name="P6"><text:span text:style-name="T8">1.2 <text:s/>Najemca / Tenant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9">Imię i nazwisko / Full Name:</text:span></text:p>
          </table:table-cell>
          <table:table-cell table:style-name="Table3.A1" office:value-type="string">
            <text:p text:style-name="Standard"><text:span text:style-name="T10">Marcin Artur Dani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9">Adres zamieszkania / Home Address:</text:span></text:p>
          </table:table-cell>
          <table:table-cell table:style-name="Table3.A2" office:value-type="string">
            <text:p text:style-name="Standard"><text:span text:style-name="T10">[Adres Najemcy / Tenant's Address]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9">Dokument tożsamości / ID:</text:span></text:p>
          </table:table-cell>
          <table:table-cell table:style-name="Table3.A1" office:value-type="string">
            <text:p text:style-name="Standard"><text:span text:style-name="T10">[Nr paszportu lub dowodu / Passport or ID No.]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9">Telefon kontaktowy / Phone:</text:span></text:p>
          </table:table-cell>
          <table:table-cell table:style-name="Table3.A2" office:value-type="string">
            <text:p text:style-name="Standard"><text:span text:style-name="T10">[Numer telefonu / Phone Number]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9">E-mail:</text:span></text:p>
          </table:table-cell>
          <table:table-cell table:style-name="Table3.A1" office:value-type="string">
            <text:p text:style-name="Standard"><text:span text:style-name="T10">[Adres e-mail / Email Address]</text:span></text:p>
          </table:table-cell>
        </table:table-row>
      </table:table>
      <text:p text:style-name="P1"/>
      <text:p text:style-name="P5"><text:span text:style-name="T7">2. PRZEDMIOT NAJMU / SUBJECT OF TENANCY</text:span></text:p>
      <text:p text:style-name="P7"><text:span text:style-name="T10">Wynajmujący oddaje Najemcy w najem luksusowy apartament penthouse z kolekcji Sapphire, zlokalizowany pod adresem wskazanym poniżej, na warunkach określonych w niniejszej umowie.</text:span></text:p>
      <text:p text:style-name="P7"><text:span text:style-name="T11">The Landlord lets to the Tenant a luxury Sapphire Collection penthouse apartment at the address set out below, on the terms of this Agreement.</text:span>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9">Adres apartamentu / Address:</text:span></text:p>
          </table:table-cell>
          <table:table-cell table:style-name="Table4.A1" office:value-type="string">
            <text:p text:style-name="Standard"><text:span text:style-name="T10">The Octagon, One Paradise Circus, Birmingham, B3 3HJ, UK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9">Piętro / Floor:</text:span></text:p>
          </table:table-cell>
          <table:table-cell table:style-name="Table4.A2" office:value-type="string">
            <text:p text:style-name="Standard"><text:span text:style-name="T10">Do uzgodnienia / To be confirmed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9">Nr apartamentu / Apt No.:</text:span></text:p>
          </table:table-cell>
          <table:table-cell table:style-name="Table4.A1" office:value-type="string">
            <text:p text:style-name="Standard"><text:span text:style-name="T10">Sapphire Penthouse — Suite [XX]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9">Powierzchnia / Area:</text:span></text:p>
          </table:table-cell>
          <table:table-cell table:style-name="Table4.A2" office:value-type="string">
            <text:p text:style-name="Standard"><text:span text:style-name="T10">Około / Approx. 120 m²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9">Sypialnie / Bedrooms:</text:span></text:p>
          </table:table-cell>
          <table:table-cell table:style-name="Table4.A1" office:value-type="string">
            <text:p text:style-name="Standard"><text:span text:style-name="T10">3 sypialnie, 3 łazienki / 3 bed, 3 bath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Standard"><text:span text:style-name="T9">Umeblowanie / Furnishing:</text:span></text:p>
          </table:table-cell>
          <table:table-cell table:style-name="Table4.A2" office:value-type="string">
            <text:p text:style-name="Standard"><text:span text:style-name="T10">W pełni umeblowany — BoConcept Design / Fully furnished — BoConcept Design</text:span></text:p>
          </table:table-cell>
        </table:table-row>
      </table:table>
      <text:p text:style-name="P1"/>
      <text:p text:style-name="P5"><text:span text:style-name="T7">3. CZAS TRWANIA NAJMU / TERM OF TENANCY</text:span></text:p>
      <text:p text:style-name="P7"><text:span text:style-name="T10">Niniejsza umowa zawarta jest na okres 24 godzin (jeden pełny dzień kalendarzowy) zgodnie z poniższymi datami i godzinami.</text:span></text:p>
      <text:p text:style-name="P7"><text:span text:style-name="T11">This Agreement is concluded for a period of 24 hours (one full calendar day) as per the dates and times below.</text:span>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9">Data i godzina check-in:</text:span></text:p>
          </table:table-cell>
          <table:table-cell table:style-name="Table5.A1" office:value-type="string">
            <text:p text:style-name="Standard"><text:span text:style-name="T10">19 marca 2026 r., godz. 15:00 (GMT)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9">Check-in date &amp; time:</text:span></text:p>
          </table:table-cell>
          <table:table-cell table:style-name="Table5.A2" office:value-type="string">
            <text:p text:style-name="Standard"><text:span text:style-name="T10">19 March 2026, 3:00 PM (GMT)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9">Data i godzina check-out:</text:span></text:p>
          </table:table-cell>
          <table:table-cell table:style-name="Table5.A1" office:value-type="string">
            <text:p text:style-name="Standard"><text:span text:style-name="T10">20 marca 2026 r., godz. 11:00 (GMT)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9">Check-out date &amp; time:</text:span></text:p>
          </table:table-cell>
          <table:table-cell table:style-name="Table5.A2" office:value-type="string">
            <text:p text:style-name="Standard"><text:span text:style-name="T10">20 March 2026, 11:00 AM (GMT)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9">Łączny czas pobytu:</text:span></text:p>
          </table:table-cell>
          <table:table-cell table:style-name="Table5.A1" office:value-type="string">
            <text:p text:style-name="Standard"><text:span text:style-name="T10">20 godzin (zgodnie ze standardowym check-out) / 20 hours</text:span></text:p>
          </table:table-cell>
        </table:table-row>
      </table:table>
      <text:p text:style-name="P1"/>
      <text:p text:style-name="P5"><text:span text:style-name="T7">4. CZYNSZ I OPŁATY / RENT AND CHARGES</text:span></text:p>
      <text:p text:style-name="P7"><text:span text:style-name="T10">Czynsz za wynajem za okres 24 godzin ustalono na kwotę wskazaną poniżej. Płatność wymagalna jest z góry, przed przekazaniem kluczy do apartamentu.</text:span></text:p>
      <text:p text:style-name="P7"><text:span text:style-name="T11">The rental fee for the 24-hour period is set out below. Payment is due in advance, prior to key handover.</text:span></text:p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9">Czynsz za dobę / Daily rate:</text:span></text:p>
          </table:table-cell>
          <table:table-cell table:style-name="Table6.A1" office:value-type="string">
            <text:p text:style-name="Standard"><text:span text:style-name="T10">£4,925.00 GBP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9">VAT (20%):</text:span></text:p>
          </table:table-cell>
          <table:table-cell table:style-name="Table6.A2" office:value-type="string">
            <text:p text:style-name="Standard"><text:span text:style-name="T10">£985.00 GBP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9">Łącznie / Total payable:</text:span></text:p>
          </table:table-cell>
          <table:table-cell table:style-name="Table6.A1" office:value-type="string">
            <text:p text:style-name="Standard"><text:span text:style-name="T10">£5,910.00 GBP (brutto / incl. VAT)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9">Kaucja zwrotna / Deposit:</text:span></text:p>
          </table:table-cell>
          <table:table-cell table:style-name="Table6.A2" office:value-type="string">
            <text:p text:style-name="Standard"><text:span text:style-name="T10">£2,000.00 GBP (zwrotna w 7 dni po check-out / refundable within 7 days)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9">Waluta / Currency:</text:span></text:p>
          </table:table-cell>
          <table:table-cell table:style-name="Table6.A1" office:value-type="string">
            <text:p text:style-name="Standard"><text:span text:style-name="T10">Funt szterling / British Pound Sterling (GBP)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9">Metoda płatności / Payment:</text:span></text:p>
          </table:table-cell>
          <table:table-cell table:style-name="Table6.A2" office:value-type="string">
            <text:p text:style-name="Standard"><text:span text:style-name="T10">Przelew bankowy lub karta kredytowa / Bank transfer or credit card</text:span></text:p>
          </table:table-cell>
        </table:table-row>
      </table:table>
      <text:p text:style-name="P1"/>
      <text:p text:style-name="P5"><text:span text:style-name="T7">5. USŁUGI WLICZONE W CENĘ / SERVICES INCLUDED</text:span></text:p>
      <text:p text:style-name="P7"><text:span text:style-name="T10">W ramach umówionego czynszu Najemcy przysługują następujące usługi i udogodnienia:</text:span></text:p>
      <text:list text:style-name="WWNum2">
        <text:list-item text:start-value="1">
          <text:p text:style-name="P8"><text:span text:style-name="T10">Całodobowa recepcja i usługi concierge / 24h reception and concierge services</text:span></text:p>
        </text:list-item>
        <text:list-item>
          <text:p text:style-name="P8"><text:span text:style-name="T10">Dostęp do siłowni rezydentów / Access to residents' gym</text:span></text:p>
        </text:list-item>
        <text:list-item>
          <text:p text:style-name="P8"><text:span text:style-name="T10">Szybkie Wi-Fi (1 Gbps) / High-speed Wi-Fi (1 Gbps)</text:span></text:p>
        </text:list-item>
        <text:list-item>
          <text:p text:style-name="P8"><text:span text:style-name="T10">Parking podziemny (1 miejsce) / Underground parking (1 space)</text:span></text:p>
        </text:list-item>
        <text:list-item>
          <text:p text:style-name="P8"><text:span text:style-name="T10">Pościel i ręczniki klasy premium / Premium linen and towels</text:span></text:p>
        </text:list-item>
        <text:list-item>
          <text:p text:style-name="P8"><text:span text:style-name="T10">Ekskluzywna strefa lounge z barem dla rezydentów / Exclusive residents' lounge &amp; bar</text:span></text:p>
        </text:list-item>
        <text:list-item>
          <text:p text:style-name="P8"><text:span text:style-name="T10">Sprzątanie na powitanie / Welcome housekeeping service</text:span></text:p>
        </text:list-item>
      </text:list>
      <text:p text:style-name="P1"/>
      <text:p text:style-name="P5"><text:soft-page-break/><text:span text:style-name="T7">6. ZASADY KORZYSTANIA Z APARTAMENTU / HOUSE RULES</text:span></text:p>
      <text:p text:style-name="P7"><text:span text:style-name="T9">6.1 <text:s/>Liczba osób: </text:span><text:span text:style-name="T10">Maksymalnie 4 osoby dorosłe mogą korzystać z apartamentu w czasie trwania najmu.</text:span></text:p>
      <text:p text:style-name="P7"><text:span text:style-name="T9">6.2 <text:s/>Palenie: </text:span><text:span text:style-name="T10">Na terenie całego budynku obowiązuje całkowity zakaz palenia. Naruszenie zasady skutkuje potrąceniem £500 z kaucji.</text:span></text:p>
      <text:p text:style-name="P7"><text:span text:style-name="T9">6.3 <text:s/>Zwierzęta: </text:span><text:span text:style-name="T10">Zwierzęta domowe nie są dozwolone bez uprzedniej pisemnej zgody Wynajmującego.</text:span></text:p>
      <text:p text:style-name="P7"><text:span text:style-name="T9">6.4 <text:s/>Imprezy: </text:span><text:span text:style-name="T10">Organizowanie imprez, wydarzeń lub zgromadzeń powyżej dozwolonej liczby osób jest zabronione.</text:span></text:p>
      <text:p text:style-name="P7"><text:span text:style-name="T9">6.5 <text:s/>Cisza nocna: </text:span><text:span text:style-name="T10">Obowiązuje cisza nocna w godzinach 23:00–07:00.</text:span></text:p>
      <text:p text:style-name="P7"><text:span text:style-name="T9">6.6 <text:s/>Odpowiedzialność: </text:span><text:span text:style-name="T10">Najemca ponosi pełną odpowiedzialność finansową za wszelkie uszkodzenia mienia ponad normalny stopień zużycia.</text:span></text:p>
      <text:p text:style-name="P1"/>
      <text:p text:style-name="P5"><text:span text:style-name="T7">7. ODPOWIEDZIALNOŚĆ / LIABILITY</text:span></text:p>
      <text:p text:style-name="P7"><text:span text:style-name="T10">Wynajmujący nie ponosi odpowiedzialności za rzeczy osobiste Najemcy pozostawione w apartamencie ani za okoliczności siły wyższej.</text:span></text:p>
      <text:p text:style-name="P7"><text:span text:style-name="T11">The Landlord shall not be liable for the Tenant's personal belongings left in the apartment or for any force majeure events.</text:span></text:p>
      <text:p text:style-name="P1"/>
      <text:p text:style-name="P5"><text:span text:style-name="T7">8. ANULOWANIE I WCZEŚNIEJSZY WYJAZD / CANCELLATION &amp; EARLY DEPARTURE</text:span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Standard"><text:span text:style-name="T12">Termin anulowania / Cancellation period</text:span></text:p>
          </table:table-cell>
          <table:table-cell table:style-name="Table7.A1" office:value-type="string">
            <text:p text:style-name="Standard"><text:span text:style-name="T12">Opłata / Charge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0">Powyżej 48h przed check-in / More than 48h before check-in</text:span></text:p>
          </table:table-cell>
          <table:table-cell table:style-name="Table7.A2" office:value-type="string">
            <text:p text:style-name="Standard"><text:span text:style-name="T10">Pełny zwrot / Full refund</text:span></text:p>
          </table:table-cell>
        </table:table-row>
        <table:table-row table:style-name="Table7.1">
          <table:table-cell table:style-name="Table7.A3" office:value-type="string">
            <text:p text:style-name="Standard"><text:span text:style-name="T10">24–48h przed check-in / 24–48h before check-in</text:span></text:p>
          </table:table-cell>
          <table:table-cell table:style-name="Table7.A3" office:value-type="string">
            <text:p text:style-name="Standard"><text:span text:style-name="T10">50% czynszu / 50% of rent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0">Poniżej 24h / Less than 24h before check-in</text:span></text:p>
          </table:table-cell>
          <table:table-cell table:style-name="Table7.A2" office:value-type="string">
            <text:p text:style-name="Standard"><text:span text:style-name="T10">Brak zwrotu / No refund</text:span></text:p>
          </table:table-cell>
        </table:table-row>
      </table:table>
      <text:p text:style-name="P1"/>
      <text:p text:style-name="P5"><text:span text:style-name="T7">9. PRAWO WŁAŚCIWE / GOVERNING LAW</text:span></text:p>
      <text:p text:style-name="P7"><text:span text:style-name="T10">Niniejsza umowa podlega prawu Anglii i Walii. Wszelkie spory będą rozstrzygane przez właściwe sądy w Birmingham, Wielka Brytania.</text:span></text:p>
      <text:p text:style-name="P7"><text:span text:style-name="T11">This Agreement is governed by the laws of England and Wales. All disputes shall be submitted to the exclusive jurisdiction of the courts of Birmingham, United Kingdom.</text:span></text:p>
      <text:p text:style-name="P1"/>
      <text:p text:style-name="P1"/>
      <text:p text:style-name="P5"><text:span text:style-name="T7">10. PODPISY / SIGNATURES</text:span></text:p>
      <text:p text:style-name="P7"><text:span text:style-name="T10">Strony potwierdzają, że zapoznały się z treścią niniejszej umowy, rozumieją jej warunki i akceptują je w całości.</text:span></text:p>
      <text:p text:style-name="P7"><text:span text:style-name="T11">The parties confirm that they have read, understood and agreed to all the terms of this Agreement.</text:span></text:p>
      <text:p text:style-name="P1"/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13">WYNAJMUJĄCY / LANDLORD</text:span></text:p>
            <text:p text:style-name="P1"/>
            <text:p text:style-name="P1"><text:soft-page-break/></text:p>
            <text:p text:style-name="P9"><text:span text:style-name="T14"><text:s text:c="8"/></text:span></text:p>
            <text:p text:style-name="Standard"><text:span text:style-name="T15">Podpis / Signature</text:span></text:p>
            <text:p text:style-name="P1"/>
            <text:p text:style-name="P9"><text:span text:style-name="T14"><text:s text:c="8"/></text:span></text:p>
            <text:p text:style-name="Standard"><text:span text:style-name="T15">Imię i nazwisko / Name</text:span></text:p>
            <text:p text:style-name="P1"/>
            <text:p text:style-name="P9"><text:span text:style-name="T14"><text:s text:c="8"/></text:span></text:p>
            <text:p text:style-name="Standard"><text:span text:style-name="T15">Data / Date</text:span></text:p>
          </table:table-cell>
          <table:table-cell table:style-name="Table8.B1" office:value-type="string">
            <text:p text:style-name="Standard"/>
          </table:table-cell>
          <table:table-cell table:style-name="Table8.A1" office:value-type="string">
            <text:p text:style-name="Standard"><text:span text:style-name="T13">NAJEMCA / TENANT</text:span></text:p>
            <text:p text:style-name="P1"/>
            <text:p text:style-name="P1"><text:soft-page-break/></text:p>
            <text:p text:style-name="P9"><text:span text:style-name="T14"><text:s text:c="8"/></text:span></text:p>
            <text:p text:style-name="Standard"><text:span text:style-name="T15">Podpis / Signature</text:span></text:p>
            <text:p text:style-name="P1"/>
            <text:p text:style-name="P9"><text:span text:style-name="T14"><text:s text:c="8"/></text:span></text:p>
            <text:p text:style-name="Standard"><text:span text:style-name="T15">Marcin Artur Dani</text:span></text:p>
            <text:p text:style-name="P1"/>
            <text:p text:style-name="P9"><text:span text:style-name="T14"><text:s text:c="8"/></text:span></text:p>
            <text:p text:style-name="Standard"><text:span text:style-name="T15">19 marca 2026 / 19 March 2026</text:span></text:p>
          </table:table-cell>
        </table:table-row>
      </table:table>
      <text:p text:style-name="P1"/>
      <text:p text:style-name="P1"/>
      <text:p text:style-name="P10"><text:span text:style-name="T15">Umowa sporządzona w dwóch egzemplarzach — po jednym dla każdej ze Stron.</text:span></text:p>
      <text:p text:style-name="P11"><text:span text:style-name="T15">This Agreement has been executed in two originals, one for each Part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Noto Serif Devanagari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Noto Serif Devanaga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erif Devanagari1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erif Devanagari" style:font-family-complex="'Noto Serif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erif Devanagari" style:font-family-complex="'Noto Serif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erif Devanagari" style:font-family-complex="'Noto Serif Devanagari'" style:font-family-generic-complex="roman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/>
  </office:styles>
  <office:automatic-styles>
    <style:style style:name="MP1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51pt solid #b8860b"/>
    </style:style>
    <style:style style:name="MP2" style:family="paragraph" style:parent-style-name="Standard">
      <style:paragraph-properties fo:text-align="center" style:justify-single-word="false" fo:padding-left="0in" fo:padding-right="0in" fo:padding-top="0.028in" fo:padding-bottom="0in" fo:border-left="none" fo:border-right="none" fo:border-top="0.26pt solid #cccccc" fo:border-bottom="none"/>
    </style:style>
    <style:style style:name="MT1" style:family="text">
      <style:text-properties fo:color="#1b2a4a" loext:opacity="100%" fo:font-family="Arial" style:font-family-generic="roman" style:font-pitch="variable" fo:font-size="9pt" fo:font-weight="bold" style:font-family-asian="Arial" style:font-family-generic-asian="system" style:font-pitch-asian="variable" style:font-size-asian="9pt" style:font-weight-asian="bold" style:font-family-complex="Arial" style:font-family-generic-complex="system" style:font-pitch-complex="variable" style:font-size-complex="9pt" style:font-weight-complex="bold"/>
    </style:style>
    <style:style style:name="MT2" style:family="text">
      <style:text-properties fo:color="#888888" loext:opacity="100%" fo:font-family="Arial" style:font-family-generic="roman" style:font-pitch="variable" fo:font-size="8pt" style:font-family-asian="Arial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8335in" fo:margin-right="0.8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HE OCTAGON BIRMINGHAM <text:s/>| <text:s/>SHORT-TERM TENANCY AGREEMENT</text:span></text:p>
      </style:header>
      <style:footer>
        <text:p text:style-name="MP2"><text:span text:style-name="MT2">Strictly Confidential <text:s/>| <text:s/>One Paradise Circus, Birmingham, B3 3HJ <text:s/>| <text:s/>info@theoctagon.co.uk <text:s/>| <text:s/>Strona 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dc:creator>Un-named</dc:creator>
    <meta:editing-cycles>1</meta:editing-cycles>
    <meta:creation-date>2026-03-19T20:30:22.251000000</meta:creation-date>
    <dc:date>2026-03-19T20:30:22.253000000</dc:date>
    <meta:document-statistic meta:table-count="8" meta:image-count="0" meta:object-count="0" meta:page-count="4" meta:paragraph-count="125" meta:word-count="913" meta:character-count="5737" meta:non-whitespace-character-count="4885"/>
    <meta:generator>LibreOffice/25.8.5.2$Android_AARCH64 LibreOffice_project/9c8b85f387cc00a89945a79c9e6239f32e450ac2</meta:generator>
  </office:meta>
</office:document-meta>
</file>